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4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24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6]-[.F16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7]-[.F17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8]-[.F18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19]-[.F19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9])" office:value-type="float" office:value="1220" calcext:value-type="float">
            <text:p>1.22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9.2847964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9.285831419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06-27">00/00/0000</text:date></text:span><text:span text:style-name="MT5"><text:s/>- </text:span><text:span text:style-name="MT5"><text:time style:data-style-name="N2" text:time-value="10:21:29.287060899">00:00:00</text:time></text:span><text:span text:style-name="MT5"><text:time style:data-style-name="N2" text:time-value="10:21:29.287083683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6-27T10:21:30.179617387</dc:date>
    <meta:editing-cycles>693</meta:editing-cycles>
    <meta:editing-duration>PT1H7M48S</meta:editing-duration>
    <meta:print-date>2022-07-04T10:09:13.162219555</meta:print-date>
    <meta:document-statistic meta:table-count="1" meta:cell-count="132" meta:object-count="0"/>
    <meta:user-defined meta:name="Info 0"/>
    <meta:user-defined meta:name="Info 1"/>
    <meta:user-defined meta:name="Info 2"/>
    <meta:user-defined meta:name="Info 3"/>
  </office:meta>
</office:document-meta>
</file>